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1.517cm"/>
    </style:style>
    <style:style style:name="Table1.B" style:family="table-column">
      <style:table-column-properties style:column-width="7.407cm"/>
    </style:style>
    <style:style style:name="Table1.C" style:family="table-column">
      <style:table-column-properties style:column-width="10.0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bf63" officeooo:paragraph-rsid="000cbf63"/>
    </style:style>
    <style:style style:name="P2" style:family="paragraph" style:parent-style-name="Table_20_Contents">
      <style:text-properties officeooo:rsid="000d7094" officeooo:paragraph-rsid="000d7094"/>
    </style:style>
    <style:style style:name="P3" style:family="paragraph" style:parent-style-name="Table_20_Contents">
      <style:text-properties officeooo:rsid="000d7094" officeooo:paragraph-rsid="00109609"/>
    </style:style>
    <style:style style:name="P4" style:family="paragraph" style:parent-style-name="Table_20_Contents">
      <style:text-properties style:text-position="0% 100%" style:text-underline-style="none" officeooo:rsid="000d7094" officeooo:paragraph-rsid="000d7094"/>
    </style:style>
    <style:style style:name="P5" style:family="paragraph" style:parent-style-name="Table_20_Contents">
      <style:text-properties style:text-position="0% 100%" style:text-underline-style="none" officeooo:rsid="000cbf63" officeooo:paragraph-rsid="000cbf63"/>
    </style:style>
    <style:style style:name="P6" style:family="paragraph" style:parent-style-name="Table_20_Contents">
      <style:text-properties officeooo:rsid="0017747e" officeooo:paragraph-rsid="0017747e"/>
    </style:style>
    <style:style style:name="P7" style:family="paragraph" style:parent-style-name="Table_20_Contents">
      <style:text-properties officeooo:rsid="000cbf63" officeooo:paragraph-rsid="000cbf63" fo:background-color="#c0c0c0"/>
    </style:style>
    <style:style style:name="P8" style:family="paragraph" style:parent-style-name="Table_20_Contents">
      <style:text-properties officeooo:rsid="001d8613" officeooo:paragraph-rsid="001d8613" fo:background-color="#c0c0c0"/>
    </style:style>
    <style:style style:name="P9" style:family="paragraph" style:parent-style-name="Table_20_Contents">
      <style:text-properties officeooo:rsid="001bcf29" officeooo:paragraph-rsid="001bcf29"/>
    </style:style>
    <style:style style:name="P10" style:family="paragraph" style:parent-style-name="Table_20_Contents">
      <style:text-properties officeooo:rsid="001d8613" officeooo:paragraph-rsid="001d8613"/>
    </style:style>
    <style:style style:name="P11" style:family="paragraph" style:parent-style-name="Table_20_Contents">
      <style:text-properties officeooo:rsid="001bcf29" officeooo:paragraph-rsid="001bcf29" fo:background-color="transparent"/>
    </style:style>
    <style:style style:name="P12" style:family="paragraph" style:parent-style-name="Table_20_Contents">
      <style:text-properties officeooo:rsid="000cbf63" officeooo:paragraph-rsid="000cbf63" fo:background-color="transparent"/>
    </style:style>
    <style:style style:name="P13" style:family="paragraph" style:parent-style-name="Table_20_Contents">
      <style:text-properties officeooo:rsid="001f47cd" officeooo:paragraph-rsid="001f47cd"/>
    </style:style>
    <style:style style:name="P14" style:family="paragraph" style:parent-style-name="Standard">
      <style:text-properties officeooo:rsid="0018d42c" officeooo:paragraph-rsid="0018d42c"/>
    </style:style>
    <style:style style:name="P15" style:family="paragraph" style:parent-style-name="Standard">
      <style:text-properties officeooo:rsid="001a2b62" officeooo:paragraph-rsid="001a2b62"/>
    </style:style>
    <style:style style:name="P16" style:family="paragraph" style:parent-style-name="Standard">
      <style:text-properties officeooo:rsid="001a2b62"/>
    </style:style>
    <style:style style:name="P17" style:family="paragraph" style:parent-style-name="Table_20_Contents">
      <style:text-properties officeooo:rsid="001bcf29" officeooo:paragraph-rsid="001bcf29"/>
    </style:style>
    <style:style style:name="P18" style:family="paragraph" style:parent-style-name="Table_20_Contents">
      <style:text-properties officeooo:rsid="00219d36" officeooo:paragraph-rsid="00219d36"/>
    </style:style>
    <style:style style:name="P19" style:family="paragraph" style:parent-style-name="Table_20_Contents">
      <style:text-properties officeooo:rsid="0021e697" officeooo:paragraph-rsid="0021e697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0cbf63" fo:background-color="#c0c0c0" loext:char-shading-value="0"/>
    </style:style>
    <style:style style:name="T3" style:family="text">
      <style:text-properties officeooo:rsid="0015ae6b" fo:background-color="#c0c0c0" loext:char-shading-value="0"/>
    </style:style>
    <style:style style:name="T4" style:family="text">
      <style:text-properties officeooo:rsid="0015ae6b"/>
    </style:style>
    <style:style style:name="T5" style:family="text">
      <style:text-properties officeooo:rsid="001a2b62"/>
    </style:style>
    <style:style style:name="T6" style:family="text">
      <style:text-properties officeooo:rsid="001acf1a"/>
    </style:style>
    <style:style style:name="T7" style:family="text">
      <style:text-properties officeooo:rsid="001bcf29"/>
    </style:style>
    <style:style style:name="T8" style:family="text">
      <style:text-properties officeooo:rsid="001d8613"/>
    </style:style>
    <style:style style:name="T9" style:family="text">
      <style:text-properties officeooo:rsid="001ef3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o do list for light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83307361984">
          <table:table-cell table:style-name="Table1.A1" office:value-type="string">
            <text:p text:style-name="P2">Priority </text:p>
          </table:table-cell>
          <table:table-cell table:style-name="Table1.A1" office:value-type="string">
            <text:p text:style-name="P2">Thing</text:p>
          </table:table-cell>
          <table:table-cell table:style-name="Table1.C1" office:value-type="string">
            <text:p text:style-name="P2">Detail</text:p>
          </table:table-cell>
        </table:table-row>
        <table:table-row table:style-name="TableLine94483309828688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Better text in d files</text:p>
          </table:table-cell>
          <table:table-cell table:style-name="Table1.C2" office:value-type="string">
            <text:p text:style-name="P10">Stuff about church, why we're doing this, help file</text:p>
          </table:table-cell>
        </table:table-row>
        <table:table-row table:style-name="TableLine9448331709560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">Check duplicates</text:p>
          </table:table-cell>
          <table:table-cell table:style-name="Table1.C2" office:value-type="string">
            <text:p text:style-name="P1">Go through j-displays when create adds a new one. Either remove dups or spot them before adding</text:p>
          </table:table-cell>
        </table:table-row>
        <table:table-row table:style-name="TableLine94483271818224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">Watchdog</text:p>
          </table:table-cell>
          <table:table-cell table:style-name="Table1.C2" office:value-type="string">
            <text:p text:style-name="P1">RPi built in watchdog and what to do when it fails</text:p>
          </table:table-cell>
        </table:table-row>
        <table:table-row table:style-name="TableLine9448329017336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">Grey out pointless selections in create</text:p>
          </table:table-cell>
          <table:table-cell table:style-name="Table1.C2" office:value-type="string">
            <text:p text:style-name="P1">E.g. no point in having speed for floo<text:span text:style-name="T8">d</text:span> lights when in auto mode</text:p>
          </table:table-cell>
        </table:table-row>
        <table:table-row table:style-name="TableLine9448329017336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>IDs for different RPis</text:p>
          </table:table-cell>
          <table:table-cell table:style-name="Table1.C2" office:value-type="string">
            <text:p text:style-name="P18">Need to record pulses for different RPis to monitor them. Also different RPis have different lights to control.</text:p>
          </table:table-cell>
        </table:table-row>
        <table:table-row table:style-name="TableLine9448329017336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9">Fix countdown</text:p>
          </table:table-cell>
          <table:table-cell table:style-name="Table1.C2" office:value-type="string">
            <text:p text:style-name="P19">Fix for new system. No turning on lights this year so not required (2020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Gillius ADF No2" svg:font-family="'Gillius ADF No2'" style:font-adornments="Regular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itstream Vera Sans" fo:font-size="12pt" fo:language="en" fo:country="GB" style:font-name-asian="Bitstream Vera Sans1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ius ADF No2" fo:font-family="'Gillius ADF No2'" style:font-style-name="Regular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Standard" style:class="text" style:master-page-name="">
      <style:paragraph-properties fo:margin-top="0.3cm" fo:margin-bottom="0.199cm" style:contextual-spacing="false" fo:keep-together="always" style:page-number="auto" fo:keep-with-next="always"/>
      <style:text-properties fo:font-size="11pt" fo:font-weight="bold"/>
    </style:style>
    <style:style style:name="Heading_20_1" style:display-name="Heading 1" style:family="paragraph" style:parent-style-name="Heading" style:next-style-name="Standard" style:default-outline-level="1" style:class="text">
      <style:text-properties fo:font-size="200%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50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05%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1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0%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creation-date>2018-10-30T15:57:18.695555948</meta:creation-date>
    <dc:language>en-GB</dc:language>
    <meta:editing-cycles>10</meta:editing-cycles>
    <meta:editing-duration>PT13H18M1S</meta:editing-duration>
    <meta:initial-creator>Peter</meta:initial-creator>
    <dc:date>2020-12-01T12:07:48.156150927</dc:date>
    <dc:creator>Peter</dc:creator>
    <meta:printed-by>Peter</meta:printed-by>
    <meta:print-date>2018-11-25T22:17:19.286812731</meta:print-date>
    <meta:document-statistic meta:table-count="1" meta:image-count="0" meta:object-count="0" meta:page-count="1" meta:paragraph-count="16" meta:word-count="110" meta:character-count="605" meta:non-whitespace-character-count="510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../home/peter/.config/libreoffice/4/user/template/Default.ott" meta:date="2018-10-30T15:57:16.659177399"/>
  </office:meta>
</office:document-meta>
</file>